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8cm" svg:height="9.004cm" svg:x="12.252cm" svg:y="1.487cm">
            <draw:object draw:notify-on-update-of-ranges="Feuille1.A2:Feuille1.A9 Feuille1.B2:Feuille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2" calcext:value-type="float">
            <text:p>6,2</text:p>
          </table:table-cell>
          <table:table-cell table:formula="of:= ([.B2]-[.B1])/([.A2]-[.A1])" office:value-type="float" office:value="0.206666666666667" calcext:value-type="float">
            <text:p>0,206666666666667</text:p>
          </table:table-cell>
          <table:table-cell table:formula="of:=[.B2]-([.C2]*[.A2])" office:value-type="float" office:value="0" calcext:value-type="float">
            <text:p>0</text:p>
          </table:table-cell>
          <table:table-cell table:formula="of:=[.A2]*[.C2]+[.D2]"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8" calcext:value-type="float">
            <text:p>7,8</text:p>
          </table:table-cell>
          <table:table-cell table:formula="of:= ([.B3]-[.B2])/([.A3]-[.A2])" office:value-type="float" office:value="0.106666666666667" calcext:value-type="float">
            <text:p>0,106666666666667</text:p>
          </table:table-cell>
          <table:table-cell table:formula="of:=[.B3]-([.C3]*[.A3])" office:value-type="float" office:value="3" calcext:value-type="float">
            <text:p>3</text:p>
          </table:table-cell>
          <table:table-cell table:formula="of:=[.A3]*[.C3]+[.D3]"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.7" calcext:value-type="float">
            <text:p>9,7</text:p>
          </table:table-cell>
          <table:table-cell table:formula="of:= ([.B4]-[.B3])/([.A4]-[.A3])" office:value-type="float" office:value="0.095" calcext:value-type="float">
            <text:p>0,095</text:p>
          </table:table-cell>
          <table:table-cell table:formula="of:=[.B4]-([.C4]*[.A4])" office:value-type="float" office:value="3.525" calcext:value-type="float">
            <text:p>3,525</text:p>
          </table:table-cell>
          <table:table-cell table:formula="of:=[.A4]*[.C4]+[.D4]" office:value-type="float" office:value="9.7" calcext:value-type="float">
            <text:p>9,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.7" calcext:value-type="float">
            <text:p>11,7</text:p>
          </table:table-cell>
          <table:table-cell table:formula="of:= ([.B5]-[.B4])/([.A5]-[.A4])" office:value-type="float" office:value="0.1" calcext:value-type="float">
            <text:p>0,1</text:p>
          </table:table-cell>
          <table:table-cell table:formula="of:=[.B5]-([.C5]*[.A5])" office:value-type="float" office:value="3.2" calcext:value-type="float">
            <text:p>3,2</text:p>
          </table:table-cell>
          <table:table-cell table:formula="of:=[.A5]*[.C5]+[.D5]" office:value-type="float" office:value="11.7" calcext:value-type="float">
            <text:p>11,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.4" calcext:value-type="float">
            <text:p>12,4</text:p>
          </table:table-cell>
          <table:table-cell table:formula="of:= ([.B6]-[.B5])/([.A6]-[.A5])" office:value-type="float" office:value="0.0350000000000001" calcext:value-type="float">
            <text:p>0,0350000000000001</text:p>
          </table:table-cell>
          <table:table-cell table:formula="of:=[.B6]-([.C6]*[.A6])" office:value-type="float" office:value="8.72499999999999" calcext:value-type="float">
            <text:p>8,72499999999999</text:p>
          </table:table-cell>
          <table:table-cell table:formula="of:=[.A6]*[.C6]+[.D6]" office:value-type="float" office:value="12.4" calcext:value-type="float">
            <text:p>12,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.4" calcext:value-type="float">
            <text:p>12,4</text:p>
          </table:table-cell>
          <table:table-cell table:formula="of:= ([.B7]-[.B6])/([.A7]-[.A6])" office:value-type="float" office:value="0" calcext:value-type="float">
            <text:p>0</text:p>
          </table:table-cell>
          <table:table-cell table:formula="of:=[.B7]-([.C7]*[.A7])" office:value-type="float" office:value="12.4" calcext:value-type="float">
            <text:p>12,4</text:p>
          </table:table-cell>
          <table:table-cell table:formula="of:=[.A7]*[.C7]+[.D7]" office:value-type="float" office:value="12.4" calcext:value-type="float">
            <text:p>12,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.1" calcext:value-type="float">
            <text:p>10,1</text:p>
          </table:table-cell>
          <table:table-cell table:formula="of:= ([.B8]-[.B7])/([.A8]-[.A7])" office:value-type="float" office:value="-0.115" calcext:value-type="float">
            <text:p>-0,115</text:p>
          </table:table-cell>
          <table:table-cell table:formula="of:=[.B8]-([.C8]*[.A8])" office:value-type="float" office:value="26.775" calcext:value-type="float">
            <text:p>26,775</text:p>
          </table:table-cell>
          <table:table-cell table:formula="of:=[.A8]*[.C8]+[.D8]" office:value-type="float" office:value="10.1" calcext:value-type="float">
            <text:p>10,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 ([.B9]-[.B8])/([.A9]-[.A8])" office:value-type="float" office:value="-0.145714285714286" calcext:value-type="float">
            <text:p>-0,145714285714286</text:p>
          </table:table-cell>
          <table:table-cell table:formula="of:=[.B9]-([.C9]*[.A9])" office:value-type="float" office:value="31.2285714285714" calcext:value-type="float">
            <text:p>31,2285714285714</text:p>
          </table:table-cell>
          <table:table-cell table:formula="of:=[.A9]*[.C9]+[.D9]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0:59:07.584278270</meta:creation-date>
    <dc:date>2023-02-14T12:20:17.768309472</dc:date>
    <meta:editing-duration>PT1H21M11S</meta:editing-duration>
    <meta:editing-cycles>1</meta:editing-cycles>
    <meta:document-statistic meta:table-count="1" meta:cell-count="44" meta:object-count="1"/>
    <meta:generator>LibreOffice/7.4.1.2$Linux_X86_64 LibreOffice_project/3c58a8f3a960df8bc8fd77b461821e42c061c5f0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3.067cm" svg:y="4.203cm" style:legend-expansion="high" chart:style-name="ch2"/>
        <chart:plot-area chart:style-name="ch3" table:cell-range-address="Feuille1.A2:Feuille1.B9" svg:x="0.319cm" svg:y="0.18cm" svg:width="12.429cm" svg:height="8.645cm">
          <chart:coordinate-region svg:x="0.94cm" svg:y="0.38cm" svg:width="11.52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9" chart:class="chart:scatter">
            <chart:domain table:cell-range-address="Feuille1.A2:Feuille1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Feuille1.A2:Feuille1.A9</svg:desc>
                </draw:g>
              </table:table-cell>
              <table:table-cell office:value-type="float" office:value="6.2">
                <text:p>6.2</text:p>
                <draw:g>
                  <svg:desc>Feuille1.B2:Feuille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">
                <text:p>145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